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8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9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0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30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3a30cd" officeooo:paragraph-rsid="003a30cd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3bec7f" officeooo:paragraph-rsid="003bec7f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3cda69" officeooo:paragraph-rsid="003cda69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3f8282" officeooo:paragraph-rsid="003f8282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426242" officeooo:paragraph-rsid="00426242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42d6ba" officeooo:paragraph-rsid="0042d6ba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44527a" officeooo:paragraph-rsid="0044527a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489c72" officeooo:paragraph-rsid="00489c72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4de268" officeooo:paragraph-rsid="004de268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52d008" officeooo:paragraph-rsid="0052d008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officeooo:rsid="0019d2da"/>
    </style:style>
    <style:style style:name="T9" style:family="text">
      <style:text-properties fo:font-style="normal"/>
    </style:style>
    <style:style style:name="T10" style:family="text">
      <style:text-properties fo:font-style="normal" officeooo:rsid="001d2a62"/>
    </style:style>
    <style:style style:name="T11" style:family="text">
      <style:text-properties fo:font-style="normal" officeooo:rsid="0021d7c5"/>
    </style:style>
    <style:style style:name="T12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3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4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5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officeooo:rsid="0029f783"/>
    </style:style>
    <style:style style:name="T18" style:family="text">
      <style:text-properties style:text-position="0% 100%"/>
    </style:style>
    <style:style style:name="T19" style:family="text">
      <style:text-properties style:text-position="0% 100%" style:text-underline-style="none"/>
    </style:style>
    <style:style style:name="T20" style:family="text">
      <style:text-properties style:text-position="0% 100%" style:text-underline-style="none" officeooo:rsid="0029f783"/>
    </style:style>
    <style:style style:name="T21" style:family="text">
      <style:text-properties style:text-position="0% 100%" officeooo:rsid="0047a547"/>
    </style:style>
    <style:style style:name="T22" style:family="text">
      <style:text-properties style:text-position="0% 100%" officeooo:rsid="00426242"/>
    </style:style>
    <style:style style:name="T23" style:family="text">
      <style:text-properties style:text-position="0% 100%" officeooo:rsid="004a42db"/>
    </style:style>
    <style:style style:name="T24" style:family="text">
      <style:text-properties style:text-position="0% 100%" officeooo:rsid="004de26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oof</text:p>
      <text:p text:style-name="P1"/>
      <text:p text:style-name="P2">Lecture 1 – Number Systems and Proof Techniques</text:p>
      <text:p text:style-name="P7">Any natural number can be obtained by adding 1 from 0</text:p>
      <text:p text:style-name="P11">0 is a natural number, <text:span text:style-name="T8">and an integer</text:span></text:p>
      <text:p text:style-name="P10">Rational numbers can be written as fraction (denominator not 0)</text:p>
      <text:p text:style-name="P6"><text:span text:style-name="T1">Real numbers are distances to points on a number line</text:span><text:span text:style-name="T2"> (decimals)</text:span></text:p>
      <text:p text:style-name="P8">Proof is a carefully reasoned argument to convince sceptical listener</text:p>
      <text:p text:style-name="P9">Discovery and proof required to solve problems</text:p>
      <text:p text:style-name="P9"/>
      <text:p text:style-name="P2">Lecture 2 – Properties of Odd and Even Numbers</text:p>
      <text:p text:style-name="P23">↔ - if and only if</text:p>
      <text:p text:style-name="P17">∃<text:span text:style-name="T9"> - existential quantifier. ‘</text:span><text:span text:style-name="T10">There exists’</text:span></text:p>
      <text:p text:style-name="P20"/>
      <text:p text:style-name="P2"><text:span text:style-name="T13">Le</text:span>cture 3 – Proving Existential Statements</text:p>
      <text:p text:style-name="P12">Q(x) <text:s/>- property of x</text:p>
      <text:p text:style-name="P13">Constructive proof – give an example that fits the property</text:p>
      <text:p text:style-name="P18">∃<text:span text:style-name="T11">x Q(x)</text:span></text:p>
      <text:p text:style-name="P19"><text:span text:style-name="T11">x </text:span><text:span text:style-name="T9">can represent more than 1 variable</text:span></text:p>
      <text:p text:style-name="P4"><text:span text:style-name="T1">E.g. Prove: </text:span><text:span text:style-name="T12">∃</text:span><text:span text:style-name="T15"> </text:span><text:span text:style-name="T14">an even integer n that can be written in 2 ways as a sum of 2 primes</text:span></text:p>
      <text:p text:style-name="P21">n = 22<text:tab/><text:tab/>22 = 11 + 11 = 3 + 19</text:p>
      <text:p text:style-name="P5"><text:span text:style-name="T14">Suppose r and s are integers. Prove </text:span><text:span text:style-name="T15">∃ </text:span><text:span text:style-name="T14">an integer k such that 22r + 18s = 2k</text:span></text:p>
      <text:p text:style-name="P22">k = 11r + 9s <text:tab/>22r + 18s = 2(11r + 9s) = 2.k<text:tab/>k = 11r + 9s</text:p>
      <text:p text:style-name="P22"/>
      <text:p text:style-name="P2">Lecture 4 – Proving Universal Statements</text:p>
      <text:p text:style-name="P14">Most are universal</text:p>
      <text:p text:style-name="P24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24"><text:span text:style-name="T3">∀</text:span><text:span text:style-name="T6">x if P(x) then Q(x)</text:span></text:p>
      <text:p text:style-name="P26"><text:span text:style-name="T6">P </text:span><text:span text:style-name="T1">limits the scope of the arbitrary objects</text:span></text:p>
      <text:p text:style-name="P25"><text:span text:style-name="T6">E.</text:span><text:span text:style-name="T1">g. if a and b are integers then 6a</text:span><text:span text:style-name="T16">2</text:span><text:span text:style-name="T19">b is even</text:span></text:p>
      <text:p text:style-name="P25"><text:span text:style-name="T19">6a</text:span><text:span text:style-name="T16">2</text:span><text:span text:style-name="T19">b = 2(3a</text:span><text:span text:style-name="T16">2</text:span><text:span text:style-name="T19">b) </text:span><text:span text:style-name="T20">therefore k=3a</text:span><text:span text:style-name="T17">2</text:span><text:span text:style-name="T20">b an integer. Therefore it is an even integer</text:span></text:p>
      <text:p text:style-name="P28"><text:span text:style-name="T20">S</text:span><text:span text:style-name="T19">ome statements can be proved with small n </text:span></text:p>
      <text:p text:style-name="P31">Exhuastion – try every n </text:p>
      <text:p text:style-name="P27"><text:span text:style-name="T19">E.g. Prove that (n+1)</text:span><text:span text:style-name="T16">3</text:span><text:span text:style-name="T19"> &gt;= 3</text:span><text:span text:style-name="T16">n</text:span><text:span text:style-name="T19"> <text:tab/><text:tab/>0 &lt; n =&lt; 4</text:span></text:p>
      <text:p text:style-name="P29">n = 1 … 8 &gt;= 3 true<text:tab/><text:tab/>n =2 … 27 &gt;= 9 true<text:tab/>n = 3 … 64 &gt;= 27<text:tab/>n=4 … 125 &gt;= 81</text:p>
      <text:p text:style-name="P29"/>
      <text:p text:style-name="P2">Lecture 5 – Generalising from the Generic Particular</text:p>
      <text:p text:style-name="P32">Choose a particular but arbitrarily chosen value</text:p>
      <text:p text:style-name="P33">Show that it satisfies the property</text:p>
      <text:p text:style-name="P34">Disprove universal statement with proof by counterexample</text:p>
      <text:p text:style-name="P3"/>
      <text:p text:style-name="P2">Lecture 7 – Proof by Cases</text:p>
      <text:p text:style-name="P15">Combination of generalising from generic particular and proof by exhuastion</text:p>
      <text:p text:style-name="P2"><text:soft-page-break/>Lecture 8 – Indirect Proofs</text:p>
      <text:p text:style-name="P16">Proof beyond reasonable doubt – is it conceivable (likely).</text:p>
      <text:p text:style-name="P16">Proof by contradiction – is it possible to be both</text:p>
      <text:p text:style-name="P16"/>
      <text:p text:style-name="P2">Lecture 9 – Two Classic Results</text:p>
      <text:p text:style-name="P2">Lecture 10 – Indirect Proof of an Existential Statement</text:p>
      <text:p text:style-name="P2">Lecture 11 – Mathematical Induction</text:p>
      <text:p text:style-name="P2">Lecture 12 – Proving Properties of Programs</text:p>
      <text:p text:style-name="P2">Lecture 13 – Strong Induction</text:p>
      <text:p text:style-name="P2">Lecture 14 – Common Mistakes</text:p>
      <text:p text:style-name="P2"/>
      <text:p text:style-name="P1">Sets</text:p>
      <text:p text:style-name="P2">Lecture 1 – (Naive) Set Theory</text:p>
      <text:p text:style-name="P35">Ordering and numerations of each element doesn’t matter</text:p>
      <text:p text:style-name="P35">{3, 5, 7} = {7, 3, 3, 3, 5, 5, 7}</text:p>
      <text:p text:style-name="P36">K-permutation – considers order AND number</text:p>
      <text:p text:style-name="P36">K-combination – considers number only</text:p>
      <text:p text:style-name="P36">E.g. S = {1,2,3,4,5}</text:p>
      <text:p text:style-name="P36">3-permutation = {1,2,3} {3,2,1}, {2,1,3}, …, {1,4,5}, {4,5,1}, …, {5,2,1}, {2,5,1}, …</text:p>
      <text:p text:style-name="P36">3-combination = {1,2,3}, {1,2,4}, {1,2,5}, {1,3,4}, {1,3,5}, {1,4,1}, {1,4,5}</text:p>
      <text:p text:style-name="P37">Only finite sets representable by computers</text:p>
      <text:p text:style-name="P38">Angle brackets <text:s/>⟨ ⟩ used for <text:span text:style-name="T25">ordered sequences </text:span></text:p>
      <text:p text:style-name="P38">E.g. S = ⟨1,2,3,4,5⟩, A = {1,3,5}, B = {3,4}</text:p>
      <text:p text:style-name="P39">Characteristic vector of A is [1,0,3,0,1], X<text:span text:style-name="T27">B</text:span><text:span text:style-name="T18"> = [0,0,1,1,0]</text:span></text:p>
      <text:p text:style-name="P40"><text:span text:style-name="T18">Subset ⊆ is if all elements of B are in A</text:span></text:p>
      <text:p text:style-name="P40"><text:span text:style-name="T18">{3,3,5} ⊆ {3,5} frequency doesn’t matter</text:span></text:p>
      <text:p text:style-name="P40"><text:span text:style-name="T18">{5,3} ⊆ {3,5} order doesn’t matter</text:span></text:p>
      <text:p text:style-name="P41"><text:span text:style-name="T18">∈ is for an element</text:span></text:p>
      <text:p text:style-name="P42"><text:span text:style-name="T18">If A ⊆ B and B ⊆ A then sets are equal A = B </text:span><text:span text:style-name="T21">(→)</text:span></text:p>
      <text:p text:style-name="P43"><text:span text:style-name="T18">{5,4,4,3,5} = {3,4,5}</text:span></text:p>
      <text:p text:style-name="P44"><text:span text:style-name="T22">∅ ∈ </text:span><text:span text:style-name="T18">{∅</text:span><text:span text:style-name="T23">} </text:span><text:span text:style-name="T24">Set contains an empty element </text:span></text:p>
      <text:p text:style-name="P45"><text:span text:style-name="T18">{{∅}, ∅} Has two elements. Element 1 = Set containing empty element, empty element</text:span></text:p>
      <text:p text:style-name="P46"><text:span text:style-name="T18">Cannot derive set from CV</text:span></text:p>
      <text:p text:style-name="P46"><text:span text:style-name="T18"/></text:p>
      <text:p text:style-name="P2">Lecture 2 – Subsets and Set Equality</text:p>
      <text:p text:style-name="P2">Lecture 3 – Additional Examples</text:p>
      <text:p text:style-name="P2">Lecture 4 – Set Operations</text:p>
      <text:p text:style-name="P2">Lecture 5 – Proving Identities</text:p>
      <text:p text:style-name="P2">Lecture 6 – The Algebra of Sets</text:p>
      <text:p text:style-name="P2">Lecture 7 – Cardinality of Sets</text:p>
      <text:p text:style-name="P2">Lecture 8 – Russel’s Paradox</text:p>
      <text:p text:style-name="P2"/>
      <text:p text:style-name="P49"><text:soft-page-break/>Functions</text:p>
      <text:p text:style-name="P49"><text:span text:style-name="T26">Lecture 1- </text:span></text:p>
      <text:p text:style-name="P49"><text:span text:style-name="T26">Lecture 2 - </text:span></text:p>
      <text:p text:style-name="P49"><text:span text:style-name="T26">Lecture 3 - </text:span></text:p>
      <text:p text:style-name="P49"><text:span text:style-name="T26">Lecture 4 - </text:span></text:p>
      <text:p text:style-name="P49"><text:span text:style-name="T26">Lecture 5 - </text:span></text:p>
      <text:p text:style-name="P49"><text:span text:style-name="T26">Lecture 6 - </text:span></text:p>
      <text:p text:style-name="P49"><text:span text:style-name="T26">Lecture 7 - </text:span></text:p>
      <text:p text:style-name="P49"><text:span text:style-name="T26">Lecture 8 - </text:span></text:p>
      <text:p text:style-name="P49">Relations</text:p>
      <text:p text:style-name="P48">Lecture 1 - </text:p>
      <text:p text:style-name="P48">Lecture 2 - </text:p>
      <text:p text:style-name="P48">Lecture 3 - </text:p>
      <text:p text:style-name="P48">Lecture 4 - </text:p>
      <text:p text:style-name="P48">Lecture 5 - </text:p>
      <text:p text:style-name="P48">Lecture 6 - </text:p>
      <text:p text:style-name="P48">Lecture 7 - </text:p>
      <text:p text:style-name="P48">Lecture 8 - </text:p>
      <text:p text:style-name="P48">Lecture 9 - </text:p>
      <text:p text:style-name="P48">Lecture 10 - </text:p>
      <text:p text:style-name="P49">Logic</text:p>
      <text:p text:style-name="P48">Lecture 1 - </text:p>
      <text:p text:style-name="P48">Lecture 2 - </text:p>
      <text:p text:style-name="P48">Lecture 3 - </text:p>
      <text:p text:style-name="P48">Lecture 4 - </text:p>
      <text:p text:style-name="P48">Lecture 5 - </text:p>
      <text:p text:style-name="P48">Lecture 6 - </text:p>
      <text:p text:style-name="P49">Counting</text:p>
      <text:p text:style-name="P48">Lecture 1 - </text:p>
      <text:p text:style-name="P48">Lecture 2 - </text:p>
      <text:p text:style-name="P48">Lecture 3 - </text:p>
      <text:p text:style-name="P48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5T15:58:47.648861555</dc:date>
    <meta:editing-cycles>59</meta:editing-cycles>
    <meta:editing-duration>P3DT4H19M36S</meta:editing-duration>
    <meta:generator>LibreOffice/6.1.5.2$Linux_X86_64 LibreOffice_project/10$Build-2</meta:generator>
    <meta:document-statistic meta:table-count="0" meta:image-count="0" meta:object-count="0" meta:page-count="3" meta:paragraph-count="107" meta:word-count="663" meta:character-count="3512" meta:non-whitespace-character-count="2890"/>
  </office:meta>
</office:document-meta>
</file>